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Info.getHandl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getCurrentX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setCurrentYPosition( int currentY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getCurrentY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getPS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setCurrentXPosition( int currentX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VGHandler.supports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setPsGenerator( PSGenerator ps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VGHandler.getPSInfo( Render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SInfo.setHandlerConfiguration( 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VGHandler.renderSVGDocument( RendererContext context , Document do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PSInfo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VGHandler.PSSVG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Info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setFontInfo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Info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